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712cm"/>
      <style:paragraph-properties style:writing-mode="lr-tb"/>
    </style:style>
    <style:style style:name="gr4" style:family="graphic" style:parent-style-name="objectwithoutfill">
      <style:graphic-properties draw:marker-end="Arrowheads_20_1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cm" svg:height="1cm" svg:x="1cm" svg:y="1.212cm">
          <draw:text-box>
            <text:p>Raw text data</text:p>
          </draw:text-box>
        </draw:frame>
        <draw:frame draw:style-name="gr1" draw:text-style-name="P1" draw:layer="layout" svg:width="4.5cm" svg:height="1cm" svg:x="1cm" svg:y="4.712cm">
          <draw:text-box>
            <text:p>Paragraph</text:p>
          </draw:text-box>
        </draw:frame>
        <draw:frame draw:style-name="gr2" draw:text-style-name="P1" draw:layer="layout" svg:width="2.75cm" svg:height="1cm" svg:x="6.75cm" svg:y="1.212cm">
          <draw:text-box>
            <text:p>te@Xt1</text:p>
          </draw:text-box>
        </draw:frame>
        <draw:frame draw:style-name="gr3" draw:text-style-name="P1" draw:layer="layout" svg:width="2cm" svg:height="0.962cm" svg:x="9.75cm" svg:y="1.25cm">
          <draw:text-box>
            <text:p>text2</text:p>
          </draw:text-box>
        </draw:frame>
        <draw:frame draw:style-name="gr3" draw:text-style-name="P1" draw:layer="layout" svg:width="2.25cm" svg:height="0.962cm" svg:x="12cm" svg:y="1.25cm">
          <draw:text-box>
            <text:p>text3</text:p>
          </draw:text-box>
        </draw:frame>
        <draw:frame draw:style-name="gr2" draw:text-style-name="P1" draw:layer="layout" svg:width="2.75cm" svg:height="1cm" svg:x="6.75cm" svg:y="4.712cm">
          <draw:text-box>
            <text:p>te@Xt1</text:p>
          </draw:text-box>
        </draw:frame>
        <draw:frame draw:style-name="gr3" draw:text-style-name="P1" draw:layer="layout" svg:width="2cm" svg:height="0.962cm" svg:x="12.1cm" svg:y="4.75cm">
          <draw:text-box>
            <text:p>text2</text:p>
          </draw:text-box>
        </draw:frame>
        <draw:frame draw:style-name="gr2" draw:text-style-name="P1" draw:layer="layout" svg:width="2.5cm" svg:height="1cm" svg:x="16.1cm" svg:y="4.712cm">
          <draw:text-box>
            <text:p>text3</text:p>
          </draw:text-box>
        </draw:frame>
        <draw:frame draw:style-name="gr3" draw:text-style-name="P1" draw:layer="layout" svg:width="2cm" svg:height="0.962cm" svg:x="9.75cm" svg:y="4.75cm">
          <draw:text-box>
            <text:p>code</text:p>
          </draw:text-box>
        </draw:frame>
        <draw:frame draw:style-name="gr3" draw:text-style-name="P1" draw:layer="layout" svg:width="1.55cm" svg:height="0.962cm" svg:x="14.3cm" svg:y="4.75cm">
          <draw:text-box>
            <text:p>link</text:p>
          </draw:text-box>
        </draw:frame>
        <draw:line draw:style-name="gr4" draw:text-style-name="P2" draw:layer="layout" svg:x1="8cm" svg:y1="2.5cm" svg:x2="8cm" svg:y2="4.5cm">
          <text:p/>
        </draw:line>
        <draw:line draw:style-name="gr4" draw:text-style-name="P2" draw:layer="layout" svg:x1="11cm" svg:y1="2.5cm" svg:x2="13.25cm" svg:y2="4.5cm">
          <text:p/>
        </draw:line>
        <draw:line draw:style-name="gr4" draw:text-style-name="P2" draw:layer="layout" svg:x1="13.5cm" svg:y1="2.5cm" svg:x2="17cm" svg:y2="4.5cm">
          <text:p/>
        </draw:line>
        <draw:line draw:style-name="gr4" draw:text-style-name="P2" draw:layer="layout" svg:x1="5.25cm" svg:y1="1.75cm" svg:x2="6.5cm" svg:y2="1.75cm">
          <text:p/>
        </draw:line>
        <draw:line draw:style-name="gr4" draw:text-style-name="P2" draw:layer="layout" svg:x1="4.5cm" svg:y1="5.25cm" svg:x2="6.5cm" svg:y2="5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4T07:14:44.649498644</meta:creation-date>
    <dc:date>2024-05-14T07:44:45.541435358</dc:date>
    <meta:editing-duration>PT7M40S</meta:editing-duration>
    <meta:editing-cycles>3</meta:editing-cycles>
    <meta:generator>LibreOffice/7.3.7.2$Linux_X86_64 LibreOffice_project/30$Build-2</meta:generator>
    <meta:document-statistic meta:object-count="15"/>
  </office:meta>
</office:document-meta>
</file>